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52f" officeooo:paragraph-rsid="0011852f"/>
    </style:style>
    <style:style style:name="P2" style:family="paragraph" style:parent-style-name="Standard">
      <style:text-properties officeooo:rsid="0011852f" officeooo:paragraph-rsid="0025f217"/>
    </style:style>
    <style:style style:name="P3" style:family="paragraph" style:parent-style-name="Standard">
      <style:text-properties officeooo:rsid="0011852f" officeooo:paragraph-rsid="0028022d"/>
    </style:style>
    <style:style style:name="T1" style:family="text">
      <style:text-properties officeooo:rsid="0024f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<text:soft-page-break/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<text:soft-page-break/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<text:soft-page-break/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<text:soft-page-break/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<text:soft-page-break/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<text:soft-page-break/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<text:soft-page-break/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<text:soft-page-break/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<text:soft-page-break/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<text:soft-page-break/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<text:soft-page-break/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<text:soft-page-break/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<text:soft-page-break/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<text:soft-page-break/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<text:soft-page-break/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<text:soft-page-break/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<text:soft-page-break/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<text:soft-page-break/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<text:soft-page-break/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<text:soft-page-break/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<text:soft-page-break/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<text:soft-page-break/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<text:soft-page-break/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<text:soft-page-break/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<text:soft-page-break/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<text:soft-page-break/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<text:soft-page-break/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<text:soft-page-break/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<text:soft-page-break/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<text:soft-page-break/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<text:soft-page-break/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<text:soft-page-break/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<text:soft-page-break/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<text:soft-page-break/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<text:soft-page-break/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<text:soft-page-break/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<text:soft-page-break/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<text:soft-page-break/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<text:soft-page-break/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<text:soft-page-break/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<text:soft-page-break/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<text:soft-page-break/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<text:soft-page-break/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<text:soft-page-break/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<text:soft-page-break/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<text:soft-page-break/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<text:soft-page-break/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<text:soft-page-break/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<text:soft-page-break/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<text:soft-page-break/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<text:soft-page-break/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<text:soft-page-break/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<text:soft-page-break/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<text:soft-page-break/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<text:soft-page-break/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<text:soft-page-break/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<text:soft-page-break/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<text:soft-page-break/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<text:soft-page-break/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<text:soft-page-break/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<text:soft-page-break/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<text:soft-page-break/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<text:soft-page-break/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<text:soft-page-break/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<text:soft-page-break/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<text:soft-page-break/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<text:soft-page-break/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<text:soft-page-break/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<text:soft-page-break/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<text:soft-page-break/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<text:soft-page-break/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<text:soft-page-break/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<text:soft-page-break/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<text:soft-page-break/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<text:soft-page-break/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<text:soft-page-break/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<text:soft-page-break/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<text:soft-page-break/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<text:soft-page-break/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<text:soft-page-break/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<text:soft-page-break/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<text:soft-page-break/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<text:soft-page-break/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<text:soft-page-break/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<text:soft-page-break/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<text:soft-page-break/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<text:soft-page-break/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<text:soft-page-break/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<text:soft-page-break/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<text:soft-page-break/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<text:soft-page-break/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<text:soft-page-break/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<text:soft-page-break/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<text:soft-page-break/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<text:soft-page-break/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<text:soft-page-break/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<text:soft-page-break/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<text:soft-page-break/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<text:soft-page-break/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<text:soft-page-break/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<text:soft-page-break/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<text:soft-page-break/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<text:soft-page-break/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<text:soft-page-break/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<text:soft-page-break/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<text:soft-page-break/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<text:soft-page-break/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<text:soft-page-break/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<text:soft-page-break/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<text:soft-page-break/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<text:soft-page-break/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<text:soft-page-break/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<text:soft-page-break/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<text:soft-page-break/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<text:soft-page-break/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<text:soft-page-break/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<text:soft-page-break/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<text:soft-page-break/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<text:soft-page-break/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<text:soft-page-break/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<text:soft-page-break/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<text:soft-page-break/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<text:soft-page-break/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<text:soft-page-break/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<text:soft-page-break/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<text:soft-page-break/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<text:soft-page-break/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<text:soft-page-break/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<text:soft-page-break/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<text:soft-page-break/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<text:soft-page-break/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<text:soft-page-break/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<text:soft-page-break/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<text:soft-page-break/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<text:soft-page-break/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<text:soft-page-break/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<text:soft-page-break/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<text:soft-page-break/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<text:soft-page-break/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<text:soft-page-break/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<text:soft-page-break/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<text:soft-page-break/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<text:soft-page-break/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<text:soft-page-break/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<text:soft-page-break/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<text:soft-page-break/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<text:soft-page-break/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<text:soft-page-break/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<text:soft-page-break/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<text:soft-page-break/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<text:soft-page-break/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<text:soft-page-break/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<text:soft-page-break/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<text:soft-page-break/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<text:soft-page-break/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<text:soft-page-break/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<text:soft-page-break/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<text:soft-page-break/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<text:soft-page-break/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<text:soft-page-break/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<text:soft-page-break/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<text:soft-page-break/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<text:soft-page-break/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<text:soft-page-break/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<text:soft-page-break/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<text:soft-page-break/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<text:soft-page-break/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<text:soft-page-break/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<text:soft-page-break/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<text:soft-page-break/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<text:soft-page-break/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<text:soft-page-break/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<text:soft-page-break/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<text:soft-page-break/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<text:soft-page-break/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<text:soft-page-break/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<text:soft-page-break/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<text:soft-page-break/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<text:soft-page-break/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<text:soft-page-break/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<text:soft-page-break/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<text:soft-page-break/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<text:soft-page-break/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<text:soft-page-break/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<text:soft-page-break/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<text:soft-page-break/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<text:soft-page-break/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<text:soft-page-break/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<text:soft-page-break/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<text:soft-page-break/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<text:soft-page-break/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<text:soft-page-break/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<text:soft-page-break/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<text:soft-page-break/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<text:soft-page-break/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<text:soft-page-break/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<text:soft-page-break/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<text:soft-page-break/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<text:soft-page-break/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><text:soft-page-break/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${oqemmxevsd_1}</text:p>
      <text:p text:style-name="P3">${mqj<text:span text:style-name="T1">dghf</text:span>qouymlw_1}</text:p>
      <text:p text:style-name="P3"><text:soft-page-break/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${csvtfpvysk_1}</text:p>
      <text:p text:style-name="P3">${bcepbdxrwn_1}</text:p>
      <text:p text:style-name="P3"><text:soft-page-break/>${hmd<text:span text:style-name="T1">e</text:span>hguslmi_1}</text:p>
      <text:p text:style-name="P3">${sjdyhnumkv_1}</text:p>
      <text:p text:style-name="P3">${wpn<text:span text:style-name="T1">s</text:span>wfkfxba_1}</text:p>
      <text:p text:style-name="P3">${hilvhmalfm_1}</text:p>
      <text:p text:style-name="P3">${dfk<text:span text:style-name="T1">s</text:span>abvcjle_2}</text:p>
      <text:p text:style-name="P3">${frrjxbddwy_2}</text:p>
      <text:p text:style-name="P3">${aw<text:span text:style-name="T1">dq</text:span>mqosqvri_2}</text:p>
      <text:p text:style-name="P3">${ernotzoqta_2}</text:p>
      <text:p text:style-name="P3">${hre<text:span text:style-name="T1">1</text:span>dmevdhm_2}</text:p>
      <text:p text:style-name="P3">${sgywvbaflj_2}</text:p>
      <text:p text:style-name="P3">${yyvd<text:span text:style-name="T1">2d</text:span>bsnedw_2}</text:p>
      <text:p text:style-name="P3">${xzaojktnpt_2}</text:p>
      <text:p text:style-name="P3">${nhx<text:span text:style-name="T1">d</text:span>wkbensg_1}</text:p>
      <text:p text:style-name="P3">${rmsbjrnhpy_1}</text:p>
      <text:p text:style-name="P3">${xgp<text:span text:style-name="T1">zxc</text:span>mxgmwjm_2}</text:p>
      <text:p text:style-name="P3">${xng<text:span text:style-name="T1">as</text:span>cajefam_2}</text:p>
      <text:p text:style-name="P3">${feweeocqzq_2}</text:p>
      <text:p text:style-name="P3">${aisbxtvzwc_2}</text:p>
      <text:p text:style-name="P3">${orips<text:span text:style-name="T1">dsx</text:span>kximw_2}</text:p>
      <text:p text:style-name="P3">${bcizhckddr_1}</text:p>
      <text:p text:style-name="P3">${jafkjgytct_1}</text:p>
      <text:p text:style-name="P3">${imvxnliuek_1}</text:p>
      <text:p text:style-name="P3">${jzpdjmjynu_1}</text:p>
      <text:p text:style-name="P3">${gyniofzfwq_2}</text:p>
      <text:p text:style-name="P3">${ouo<text:span text:style-name="T1">czxc</text:span>otmmjak_2}</text:p>
      <text:p text:style-name="P3">${hicugocfzp_2}</text:p>
      <text:p text:style-name="P3">${tivdlvjebc_2}</text:p>
      <text:p text:style-name="P3">${mdjlr<text:span text:style-name="T1">vch</text:span>vfjvp_2}</text:p>
      <text:p text:style-name="P3">${xcyuxwrrln_2}</text:p>
      <text:p text:style-name="P3">${odka<text:span text:style-name="T1">fd</text:span>fcyisf_1}</text:p>
      <text:p text:style-name="P3">${nayycoholx_1}</text:p>
      <text:p text:style-name="P3">${aocwlexzkz_1}</text:p>
      <text:p text:style-name="P3">${gaoclafuyv_1}</text:p>
      <text:p text:style-name="P3">${fl<text:span text:style-name="T1">ewr</text:span>wgeylgda_1}</text:p>
      <text:p text:style-name="P3">${cqlcglxwzx_1}</text:p>
      <text:p text:style-name="P3">${vodds<text:span text:style-name="T1">qwe</text:span>idyuf_1}</text:p>
      <text:p text:style-name="P3">${p<text:span text:style-name="T1">tuty</text:span>cihfwfdmy_1}</text:p>
      <text:p text:style-name="P3">${vrrj<text:span text:style-name="T1">try</text:span>pvuotv_1}</text:p>
      <text:p text:style-name="P3">${jvckyradhg_1}</text:p>
      <text:p text:style-name="P3">${cwpyrmaggx_1}</text:p>
      <text:p text:style-name="P3">${kgizpjgiyq_1}</text:p>
      <text:p text:style-name="P3">${hp<text:span text:style-name="T1">uy</text:span>xylwcyjd_1}</text:p>
      <text:p text:style-name="P3">${kxmewkceet_1}</text:p>
      <text:p text:style-name="P3">${ss<text:span text:style-name="T1">dhdd</text:span>nrmsvcnr_1}</text:p>
      <text:p text:style-name="P3">${ykwisrgjoo_1}</text:p>
      <text:p text:style-name="P3">${phttdrrnhh_1}</text:p>
      <text:p text:style-name="P3">${pobbgjjkbt_1}</text:p>
      <text:p text:style-name="P3">${xnhk<text:span text:style-name="T1">hfg</text:span>qsbxke_1}</text:p>
      <text:p text:style-name="P3">${qwqpzzizgj_1}</text:p>
      <text:p text:style-name="P3"><text:soft-page-break/>${oqemmxevsd_1}</text:p>
      <text:p text:style-name="P3">${mqj<text:span text:style-name="T1">dghf</text:span>qouymlw_1}</text:p>
      <text:p text:style-name="P3">${wkm<text:span text:style-name="T1">sfd</text:span>gxbwosg_1}</text:p>
      <text:p text:style-name="P3">${hhdoiemoug_1}</text:p>
      <text:p text:style-name="P3">${uab<text:span text:style-name="T1">hfdgh</text:span>aifmacc_1}</text:p>
      <text:p text:style-name="P3">${rixamtplrt_1}</text:p>
      <text:p text:style-name="P3">${zztlhfvcex_1}</text:p>
      <text:p text:style-name="P3">${skawlyrjhv_1}</text:p>
      <text:p text:style-name="P3">${rvnab<text:span text:style-name="T1">a12</text:span>bbwnz_1}</text:p>
      <text:p text:style-name="P3">${imkwvsidaw_1}</text:p>
      <text:p text:style-name="P3">${nzmnmwltqi_1}</text:p>
      <text:p text:style-name="P3">${cslfconfwk_1}</text:p>
      <text:p text:style-name="P3">${ucot<text:span text:style-name="T1">s2</text:span>fzoyga_1}</text:p>
      <text:p text:style-name="P3">${tqnarchmzg_1}</text:p>
      <text:p text:style-name="P3">${veegyttogb_1}</text:p>
      <text:p text:style-name="P3">${vstztdjprl_1}</text:p>
      <text:p text:style-name="P3">${jgpm<text:span text:style-name="T1">e32</text:span>yvuxbx_1}</text:p>
      <text:p text:style-name="P3">${vsbbzreadn_1}</text:p>
      <text:p text:style-name="P3">${pxxveipblp_1}</text:p>
      <text:p text:style-name="P3">${unkzgcioji_1}</text:p>
      <text:p text:style-name="P3">${cgnpivlejb_1}</text:p>
      <text:p text:style-name="P3">${hlroxaovmf_1}</text:p>
      <text:p text:style-name="P3">${ztebx<text:span text:style-name="T1">12</text:span>pylla_1}</text:p>
      <text:p text:style-name="P3">${uhnghxlkit_1}</text:p>
      <text:p text:style-name="P3">${tcykzihnit_1}</text:p>
      <text:p text:style-name="P3">${bysyritduo_1}</text:p>
      <text:p text:style-name="P3">${vfmokyfjek_1}</text:p>
      <text:p text:style-name="P3">${tlkrjebzue_1}</text:p>
      <text:p text:style-name="P3">${uidrgwbdaa_1}</text:p>
      <text:p text:style-name="P3">${uqzeujuzdo_1}</text:p>
      <text:p text:style-name="P3">${srwifxufpf_1}</text:p>
      <text:p text:style-name="P3">${uopgvcvsyp_1}</text:p>
      <text:p text:style-name="P3">${ijhutrasom_1}</text:p>
      <text:p text:style-name="P3">${dfruqymloe_1}</text:p>
      <text:p text:style-name="P3">${uu<text:span text:style-name="T1">123fds</text:span>hawcbqpl_1}</text:p>
      <text:p text:style-name="P3">${umdctodpmv_1}</text:p>
      <text:p text:style-name="P3">${evhysopheh_1}</text:p>
      <text:p text:style-name="P3">${hpwhtezqku_1}</text:p>
      <text:p text:style-name="P3">${qdltsfeuin_1}</text:p>
      <text:p text:style-name="P3">${memznchwdj_1}</text:p>
      <text:p text:style-name="P3">${pmadvrsigd_1}</text:p>
      <text:p text:style-name="P3">${jgtsfoxjtm_1}</text:p>
      <text:p text:style-name="P3">${evewiqnvia_1}</text:p>
      <text:p text:style-name="P3">${kis<text:span text:style-name="T1">fdsa342</text:span>mxbwddf_1}</text:p>
      <text:p text:style-name="P3">${vppmxsyira_1}</text:p>
      <text:p text:style-name="P3">${awzeaoaajq_1}</text:p>
      <text:p text:style-name="P3">${xoucuoyana_1}</text:p>
      <text:p text:style-name="P3">${jwsfvujrui_1}</text:p>
      <text:p text:style-name="P3">${rgrhv<text:span text:style-name="T1">fsd1</text:span>jhtyl_1}</text:p>
      <text:p text:style-name="P3"><text:soft-page-break/>${csvtfpvysk_1}</text:p>
      <text:p text:style-name="P3">${bcepbdxrwn_1}</text:p>
      <text:p text:style-name="P3">${hmd<text:span text:style-name="T1">e</text:span>hguslmi_1}</text:p>
      <text:p text:style-name="P3">${sjdyhnumkv_1}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7:01:30.049000000</meta:creation-date>
    <meta:generator>LibreOffice/7.2.2.2$Windows_X86_64 LibreOffice_project/02b2acce88a210515b4a5bb2e46cbfb63fe97d56</meta:generator>
    <dc:date>2021-12-02T12:24:05.111000000</dc:date>
    <meta:editing-duration>PT8M16S</meta:editing-duration>
    <meta:editing-cycles>11</meta:editing-cycles>
    <meta:document-statistic meta:table-count="0" meta:image-count="0" meta:object-count="0" meta:page-count="290" meta:paragraph-count="10000" meta:word-count="10000" meta:character-count="158700" meta:non-whitespace-character-count="158700"/>
  </office:meta>
</office:document-meta>
</file>